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ORENO HERRERA BETZABETH CARME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9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ORENO HERRERA, BETZABETH CARME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0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0T15:29:3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